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800000780CB6910D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2.79cm" svg:y="0.079cm" svg:width="12.663cm" svg:height="22.513cm" draw:z-index="0"><draw:image xlink:href="Pictures/100000000000043800000780CB6910D8.jpg" xlink:type="simple" xlink:show="embed" xlink:actuate="onLoad" draw:mime-type="image/jpeg"/></draw:frame></text:p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3:47:38.686795306</meta:creation-date>
    <dc:date>2025-01-15T17:48:11.664117365</dc:date>
    <meta:editing-duration>PT3H36M50S</meta:editing-duration>
    <meta:editing-cycles>3</meta:editing-cycles>
    <meta:generator>LibreOffice/24.2.7.2$Linux_X86_64 LibreOffice_project/420$Build-2</meta:generator>
    <meta:print-date>2025-01-15T14:14:24.848210333</meta:print-date>
    <meta:document-statistic meta:table-count="0" meta:image-count="1" meta:object-count="0" meta:page-count="2" meta:paragraph-count="0" meta:word-count="0" meta:character-count="0" meta:non-whitespace-character-count="0"/>
  </office:meta>
</office:document-meta>
</file>